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99f7" officeooo:paragraph-rsid="000499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2T21:59:25.163547103</meta:creation-date>
    <dc:date>2022-09-12T22:00:05.169120886</dc:date>
    <meta:editing-duration>PT40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6.4.7.2$Linux_X86_64 LibreOffice_project/40$Build-2</meta:generator>
  </office:meta>
</office:document-meta>
</file>